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cccccc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.3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6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2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378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4.1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fill-color="#e6e6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7.2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2.5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4.9cm"/>
    </style:style>
    <style:style style:name="gr21" style:family="graphic" style:parent-style-name="objectwithoutfill">
      <style:graphic-properties draw:marker-end="Arrow" draw:marker-end-width="0.3cm" draw:fill="none" draw:fill-color="#e6e6ff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11.6cm" svg:x="2.6cm" svg:y="4.6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18cm" svg:height="0.763cm" svg:x="7.1cm" svg:y="15.563cm">
          <draw:text-box>
            <text:p><text:span text:style-name="T1">2047</text:span></text:p>
          </draw:text-box>
        </draw:frame>
        <draw:frame draw:style-name="gr2" draw:text-style-name="P2" draw:layer="layout" svg:width="1.518cm" svg:height="11.003cm" svg:x="7.182cm" svg:y="4.6cm">
          <draw:text-box>
            <text:p><text:span text:style-name="T1">1536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3" draw:text-style-name="P1" draw:layer="layout" svg:width="4.6cm" svg:height="3.8cm" svg:x="2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12cm" svg:height="0.763cm" svg:x="8.488cm" svg:y="13.6cm">
          <draw:text-box>
            <text:p><text:span text:style-name="T1">SP</text:span></text:p>
          </draw:text-box>
        </draw:frame>
        <draw:frame draw:style-name="gr2" draw:text-style-name="P2" draw:layer="layout" svg:width="1.112cm" svg:height="0.763cm" svg:x="8.488cm" svg:y="10.337cm">
          <draw:text-box>
            <text:p><text:span text:style-name="T1">BP</text:span></text:p>
          </draw:text-box>
        </draw:frame>
        <draw:frame draw:style-name="gr4" draw:text-style-name="P3" draw:layer="layout" svg:width="4.8cm" svg:height="1.039cm" svg:x="2.6cm" svg:y="12cm">
          <draw:text-box>
            <text:p text:style-name="P3"><text:span text:style-name="T2">Activation Record of the CALLEE function</text:span></text:p>
          </draw:text-box>
        </draw:frame>
        <draw:custom-shape draw:style-name="gr5" draw:text-style-name="P1" draw:layer="layout" svg:width="4.6cm" svg:height="3cm" svg:x="2.598cm" svg:y="7.38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8cm" svg:height="1.039cm" svg:x="2.8cm" svg:y="8.361cm">
          <draw:text-box>
            <text:p text:style-name="P3"><text:span text:style-name="T2">Activation Record of the CALLER function</text:span></text:p>
          </draw:text-box>
        </draw:frame>
        <draw:custom-shape draw:style-name="gr5" draw:text-style-name="P1" draw:layer="layout" svg:width="4.6cm" svg:height="7.6cm" svg:x="11.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2cm" svg:y1="7.463cm" svg:x2="11.4cm" svg:y2="5.4cm">
          <text:p/>
        </draw:line>
        <draw:line draw:style-name="gr6" draw:text-style-name="P1" draw:layer="layout" svg:x1="7.2cm" svg:y1="10.355cm" svg:x2="11.4cm" svg:y2="13cm">
          <text:p/>
        </draw:line>
        <draw:line draw:style-name="gr7" draw:text-style-name="P1" draw:layer="layout" svg:x1="8.6cm" svg:y1="13.963cm" svg:x2="7.4cm" svg:y2="13.963cm">
          <text:p/>
        </draw:line>
        <draw:line draw:style-name="gr8" draw:text-style-name="P1" draw:layer="layout" svg:x1="11.4cm" svg:y1="11.6cm" svg:x2="16cm" svg:y2="11.6cm">
          <text:p/>
        </draw:line>
        <draw:line draw:style-name="gr8" draw:text-style-name="P1" draw:layer="layout" svg:x1="11.4cm" svg:y1="8.46cm" svg:x2="16cm" svg:y2="8.46cm">
          <text:p/>
        </draw:line>
        <draw:line draw:style-name="gr8" draw:text-style-name="P1" draw:layer="layout" svg:x1="11.4cm" svg:y1="12.3cm" svg:x2="16cm" svg:y2="12.3cm">
          <text:p/>
        </draw:line>
        <draw:line draw:style-name="gr8" draw:text-style-name="P1" draw:layer="layout" svg:x1="11.4cm" svg:y1="10.17cm" svg:x2="16cm" svg:y2="10.17cm">
          <text:p/>
        </draw:line>
        <draw:frame draw:style-name="gr9" draw:text-style-name="P4" draw:layer="layout" svg:width="0.951cm" svg:height="1.827cm" svg:x="13.249cm" svg:y="8.36cm">
          <draw:text-box>
            <text:p><text:span text:style-name="T2">Rk</text:span></text:p>
            <text:p><text:span text:style-name="T2"><text:s/></text:span><text:span text:style-name="T2">.</text:span></text:p>
            <text:p><text:span text:style-name="T2"><text:s/></text:span><text:span text:style-name="T2">.</text:span></text:p>
            <text:p><text:span text:style-name="T2">R0</text:span></text:p>
          </draw:text-box>
        </draw:frame>
        <draw:frame draw:style-name="gr10" draw:text-style-name="P4" draw:layer="layout" svg:width="3.8cm" svg:height="1.433cm" svg:x="12.2cm" svg:y="10.17cm">
          <draw:text-box>
            <text:p><text:span text:style-name="T2">ARGUMENT_n</text:span></text:p>
            <text:p><text:span text:style-name="T2">.</text:span></text:p>
            <text:p><text:span text:style-name="T2">ARGUMENT_1</text:span></text:p>
          </draw:text-box>
        </draw:frame>
        <draw:frame draw:style-name="gr11" draw:text-style-name="P4" draw:layer="layout" svg:width="3.186cm" svg:height="0.645cm" svg:x="12.2cm" svg:y="11.6cm">
          <draw:text-box>
            <text:p><text:span text:style-name="T2">RETURN VALUE</text:span></text:p>
          </draw:text-box>
        </draw:frame>
        <draw:frame draw:style-name="gr12" draw:text-style-name="P4" draw:layer="layout" svg:width="3.4cm" svg:height="0.645cm" svg:x="4cm" svg:y="10.355cm">
          <draw:text-box>
            <text:p><text:span text:style-name="T2">OLD BP</text:span></text:p>
          </draw:text-box>
        </draw:frame>
        <draw:custom-shape draw:style-name="gr13" draw:text-style-name="P1" draw:layer="layout" svg:width="0.2cm" svg:height="4.37cm" svg:x="16.3cm" svg:y="8.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3.4cm" svg:height="3.6cm" svg:x="16.4cm" svg:y="9.4cm">
          <draw:text-box>
            <text:p><text:span text:style-name="T2">These values are pushed to the stack when CALLEE is invoked from CALLER</text:span></text:p>
          </draw:text-box>
        </draw:frame>
        <draw:line draw:style-name="gr8" draw:text-style-name="P1" draw:layer="layout" svg:x1="2.6cm" svg:y1="11cm" svg:x2="7.2cm" svg:y2="11cm">
          <text:p/>
        </draw:line>
        <draw:frame draw:style-name="gr11" draw:text-style-name="P4" draw:layer="layout" svg:width="4.4cm" svg:height="0.645cm" svg:x="11.9cm" svg:y="12.4cm">
          <draw:text-box>
            <text:p><text:span text:style-name="T2">RETURN ADDRESS</text:span></text:p>
          </draw:text-box>
        </draw:frame>
        <draw:frame draw:style-name="gr2" draw:text-style-name="P3" draw:layer="layout" svg:width="3.893cm" svg:height="1.039cm" svg:x="12cm" svg:y="6.361cm">
          <draw:text-box>
            <text:p text:style-name="P3"><text:span text:style-name="T2">Local Variables of</text:span></text:p>
            <text:p text:style-name="P3"><text:span text:style-name="T2">The CALLER function</text:span></text:p>
          </draw:text-box>
        </draw:frame>
        <draw:line draw:style-name="gr7" draw:text-style-name="P1" draw:layer="layout" svg:x1="8.572cm" svg:y1="10.706cm" svg:x2="7.372cm" svg:y2="10.706cm">
          <text:p/>
        </draw:line>
        <draw:custom-shape draw:style-name="gr1" draw:text-style-name="P1" draw:layer="layout" svg:width="4.2cm" svg:height="5.2cm" svg:x="11.8cm" svg:y="15.6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4cm" svg:height="6.807cm" svg:x="15.9cm" svg:y="15.1cm">
          <draw:text-box>
            <text:p text:style-name="P5"><text:span text:style-name="T3">Logical Address</text:span></text:p>
            <text:p text:style-name="P5"><text:span text:style-name="T4">2047</text:span></text:p>
            <text:p text:style-name="P5"><text:span text:style-name="T4">.</text:span></text:p>
            <text:p text:style-name="P5"><text:span text:style-name="T4">1536</text:span></text:p>
            <text:p text:style-name="P5"><text:span text:style-name="T4">.</text:span></text:p>
            <text:p text:style-name="P5"><text:span text:style-name="T4">.</text:span></text:p>
            <text:p text:style-name="P5"><text:span text:style-name="T4">.</text:span></text:p>
            <text:p text:style-name="P5"><text:span text:style-name="T4">.</text:span></text:p>
            <text:p text:style-name="P5"><text:span text:style-name="T4">.</text:span></text:p>
            <text:p text:style-name="P5"><text:span text:style-name="T4">.</text:span></text:p>
            <text:p text:style-name="P5"><text:span text:style-name="T4">.</text:span></text:p>
            <text:p text:style-name="P5"><text:span text:style-name="T4">0</text:span></text:p>
            <text:p text:style-name="P5"><text:span text:style-name="T4"/></text:p>
            <text:p text:style-name="P5"><text:span text:style-name="T4"/></text:p>
          </draw:text-box>
        </draw:frame>
        <draw:line draw:style-name="gr8" draw:text-style-name="P1" draw:layer="layout" svg:x1="11.8cm" svg:y1="17.1cm" svg:x2="16cm" svg:y2="17.1cm">
          <text:p/>
        </draw:line>
        <draw:frame draw:style-name="gr2" draw:text-style-name="P5" draw:layer="layout" svg:width="1.565cm" svg:height="0.725cm" svg:x="13.2cm" svg:y="15.975cm">
          <draw:text-box>
            <text:p><text:span text:style-name="T4">Stack</text:span></text:p>
          </draw:text-box>
        </draw:frame>
        <draw:frame draw:style-name="gr2" draw:text-style-name="P5" draw:layer="layout" svg:width="1.518cm" svg:height="0.725cm" svg:x="13.2cm" svg:y="18.475cm">
          <draw:text-box>
            <text:p><text:span text:style-name="T4">Code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1" draw:layer="layout" svg:width="7.589cm" svg:height="1.339cm" svg:x="10.811cm" svg:y="8.0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589cm" svg:height="4.498cm" svg:x="10.8cm" svg:y="8.03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29cm" svg:y1="8.031cm" svg:x2="14.4cm" svg:y2="12.531cm">
          <text:p/>
        </draw:line>
        <draw:line draw:style-name="gr17" draw:text-style-name="P1" draw:layer="layout" svg:x1="10.8cm" svg:y1="9.372cm" svg:x2="18.39cm" svg:y2="9.372cm">
          <text:p/>
        </draw:line>
        <draw:line draw:style-name="gr17" draw:text-style-name="P1" draw:layer="layout" svg:x1="10.8cm" svg:y1="9.894cm" svg:x2="18.39cm" svg:y2="9.894cm">
          <text:p/>
        </draw:line>
        <draw:line draw:style-name="gr17" draw:text-style-name="P1" draw:layer="layout" svg:x1="10.8cm" svg:y1="10.415cm" svg:x2="18.39cm" svg:y2="10.415cm">
          <text:p/>
        </draw:line>
        <draw:frame draw:style-name="gr18" draw:text-style-name="P3" draw:layer="layout" svg:width="3.544cm" svg:height="1.368cm" svg:x="11.61cm" svg:y="8.4cm">
          <draw:text-box>
            <text:p text:style-name="P3"><text:span text:style-name="T2">FAT Index</text:span></text:p>
          </draw:text-box>
        </draw:frame>
        <draw:frame draw:style-name="gr19" draw:text-style-name="P4" draw:layer="layout" svg:width="3.457cm" svg:height="0.645cm" svg:x="14.953cm" svg:y="8.362cm">
          <draw:text-box>
            <text:p text:style-name="P4"><text:span text:style-name="T2">File Open Count</text:span></text:p>
          </draw:text-box>
        </draw:frame>
        <draw:line draw:style-name="gr17" draw:text-style-name="P1" draw:layer="layout" svg:x1="10.799cm" svg:y1="10.931cm" svg:x2="18.389cm" svg:y2="10.931cm">
          <text:p/>
        </draw:line>
        <draw:frame draw:style-name="gr2" draw:text-style-name="P5" draw:layer="layout" svg:width="0.621cm" svg:height="2.147cm" svg:x="12.4cm" svg:y="10.8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0" draw:text-style-name="P6" draw:layer="layout" svg:width="0.879cm" svg:height="1.673cm" svg:x="12.2cm" svg:y="9.331cm">
          <draw:text-box>
            <text:p text:style-name="P1"><text:span text:style-name="T4"><text:s/></text:span><text:span text:style-name="T4">3</text:span></text:p>
            <text:p text:style-name="P1"><text:span text:style-name="T4"><text:s/></text:span><text:span text:style-name="T4">1</text:span></text:p>
            <text:p text:style-name="P1"><text:span text:style-name="T4"><text:s/></text:span><text:span text:style-name="T4">2</text:span></text:p>
          </draw:text-box>
        </draw:frame>
        <draw:frame draw:style-name="gr2" draw:text-style-name="P5" draw:layer="layout" svg:width="0.621cm" svg:height="2.147cm" svg:x="16cm" svg:y="10.7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" draw:text-style-name="P8" draw:layer="layout" svg:width="0.858cm" svg:height="1.673cm" svg:x="15.788cm" svg:y="9.336cm">
          <draw:text-box>
            <text:p text:style-name="P7"><text:span text:style-name="T4">2</text:span></text:p>
            <text:p text:style-name="P7"><text:span text:style-name="T4">1</text:span></text:p>
            <text:p text:style-name="P7"><text:span text:style-name="T4"><text:s/></text:span><text:span text:style-name="T4">2</text:span></text:p>
          </draw:text-box>
        </draw:frame>
        <draw:frame draw:style-name="gr2" draw:text-style-name="P3" draw:layer="layout" svg:width="0.739cm" svg:height="3.569cm" svg:x="10.1cm" svg:y="9.431cm">
          <draw:text-box>
            <text:p text:style-name="P1"><text:span text:style-name="T4">0</text:span></text:p>
            <text:p text:style-name="P1"><text:span text:style-name="T4">1</text:span></text:p>
            <text:p text:style-name="P1"><text:span text:style-name="T4">2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/></text:p>
          </draw:text-box>
        </draw:frame>
        <draw:frame draw:style-name="gr18" draw:text-style-name="P3" draw:layer="layout" svg:width="3.544cm" svg:height="1.368cm" svg:x="9.6cm" svg:y="8.963cm">
          <draw:text-box>
            <text:p text:style-name="P3"><text:span text:style-name="T2">Index</text:span></text:p>
          </draw:text-box>
        </draw:frame>
        <draw:custom-shape draw:style-name="gr3" draw:text-style-name="P1" draw:layer="layout" svg:width="7.589cm" svg:height="1.339cm" svg:x="1.945cm" svg:y="13.3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589cm" svg:height="4.498cm" svg:x="1.934cm" svg:y="13.33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563cm" svg:y1="13.331cm" svg:x2="5.534cm" svg:y2="17.831cm">
          <text:p/>
        </draw:line>
        <draw:line draw:style-name="gr17" draw:text-style-name="P1" draw:layer="layout" svg:x1="1.934cm" svg:y1="14.672cm" svg:x2="9.524cm" svg:y2="14.672cm">
          <text:p/>
        </draw:line>
        <draw:line draw:style-name="gr17" draw:text-style-name="P1" draw:layer="layout" svg:x1="1.934cm" svg:y1="15.194cm" svg:x2="9.524cm" svg:y2="15.194cm">
          <text:p/>
        </draw:line>
        <draw:line draw:style-name="gr17" draw:text-style-name="P1" draw:layer="layout" svg:x1="1.934cm" svg:y1="15.715cm" svg:x2="9.524cm" svg:y2="15.715cm">
          <text:p/>
        </draw:line>
        <draw:frame draw:style-name="gr18" draw:text-style-name="P3" draw:layer="layout" svg:width="3.544cm" svg:height="1.433cm" svg:x="2.19cm" svg:y="13.38cm">
          <draw:text-box>
            <text:p text:style-name="P3"><text:span text:style-name="T2">Pointer to System Wide Open</text:span></text:p>
            <text:p text:style-name="P3"><text:span text:style-name="T2">File Table Entry</text:span></text:p>
          </draw:text-box>
        </draw:frame>
        <draw:frame draw:style-name="gr19" draw:text-style-name="P4" draw:layer="layout" svg:width="3.457cm" svg:height="0.645cm" svg:x="6.087cm" svg:y="13.662cm">
          <draw:text-box>
            <text:p text:style-name="P4"><text:span text:style-name="T2">LSEEK position</text:span></text:p>
          </draw:text-box>
        </draw:frame>
        <draw:line draw:style-name="gr17" draw:text-style-name="P1" draw:layer="layout" svg:x1="1.933cm" svg:y1="16.231cm" svg:x2="9.523cm" svg:y2="16.231cm">
          <text:p/>
        </draw:line>
        <draw:frame draw:style-name="gr2" draw:text-style-name="P5" draw:layer="layout" svg:width="0.621cm" svg:height="2.147cm" svg:x="3.534cm" svg:y="16.1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0" draw:text-style-name="P6" draw:layer="layout" svg:width="0.879cm" svg:height="1.673cm" svg:x="3.334cm" svg:y="14.631cm">
          <draw:text-box>
            <text:p text:style-name="P1"><text:span text:style-name="T4"><text:s/></text:span><text:span text:style-name="T4">2</text:span></text:p>
            <text:p text:style-name="P1"><text:span text:style-name="T4"><text:s/></text:span><text:span text:style-name="T4">0</text:span></text:p>
            <text:p text:style-name="P1"><text:span text:style-name="T4">-1</text:span></text:p>
          </draw:text-box>
        </draw:frame>
        <draw:frame draw:style-name="gr2" draw:text-style-name="P5" draw:layer="layout" svg:width="0.621cm" svg:height="2.147cm" svg:x="7.134cm" svg:y="16.0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" draw:text-style-name="P8" draw:layer="layout" svg:width="0.998cm" svg:height="1.673cm" svg:x="6.922cm" svg:y="14.636cm">
          <draw:text-box>
            <text:p text:style-name="P7"><text:span text:style-name="T4">3</text:span></text:p>
            <text:p text:style-name="P7"><text:span text:style-name="T4">0</text:span></text:p>
            <text:p text:style-name="P7"><text:span text:style-name="T4"><text:s/></text:span><text:span text:style-name="T4">-1</text:span></text:p>
          </draw:text-box>
        </draw:frame>
        <draw:frame draw:style-name="gr2" draw:text-style-name="P3" draw:layer="layout" svg:width="0.739cm" svg:height="3.569cm" svg:x="1.234cm" svg:y="14.731cm">
          <draw:text-box>
            <text:p text:style-name="P1"><text:span text:style-name="T4">0</text:span></text:p>
            <text:p text:style-name="P1"><text:span text:style-name="T4">1</text:span></text:p>
            <text:p text:style-name="P1"><text:span text:style-name="T4">2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/></text:p>
          </draw:text-box>
        </draw:frame>
        <draw:frame draw:style-name="gr18" draw:text-style-name="P3" draw:layer="layout" svg:width="3.544cm" svg:height="1.368cm" svg:x="0.6cm" svg:y="14.331cm">
          <draw:text-box>
            <text:p text:style-name="P3"><text:span text:style-name="T2">Index</text:span></text:p>
          </draw:text-box>
        </draw:frame>
        <draw:frame draw:style-name="gr18" draw:text-style-name="P3" draw:layer="layout" svg:width="3.544cm" svg:height="1.368cm" svg:x="15.4cm" svg:y="2.732cm">
          <draw:text-box>
            <text:p text:style-name="P3"><text:span text:style-name="T2">Index</text:span></text:p>
          </draw:text-box>
        </draw:frame>
        <draw:custom-shape draw:style-name="gr3" draw:text-style-name="P1" draw:layer="layout" svg:width="10.999cm" svg:height="1.339cm" svg:x="16.611cm" svg:y="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1.01cm" svg:height="5.198cm" svg:x="16.6cm" svg:y="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0.229cm" svg:y1="1.8cm" svg:x2="20.2cm" svg:y2="7cm">
          <text:p/>
        </draw:line>
        <draw:line draw:style-name="gr17" draw:text-style-name="P1" draw:layer="layout" svg:x1="16.6cm" svg:y1="3.663cm" svg:x2="27.61cm" svg:y2="3.663cm">
          <text:p/>
        </draw:line>
        <draw:line draw:style-name="gr17" draw:text-style-name="P1" draw:layer="layout" svg:x1="16.6cm" svg:y1="4.184cm" svg:x2="27.61cm" svg:y2="4.184cm">
          <text:p/>
        </draw:line>
        <draw:frame draw:style-name="gr18" draw:text-style-name="P3" draw:layer="layout" svg:width="3.544cm" svg:height="1.368cm" svg:x="17.61cm" svg:y="2.131cm">
          <draw:text-box>
            <text:p text:style-name="P3"><text:span text:style-name="T2">File Name</text:span></text:p>
          </draw:text-box>
        </draw:frame>
        <draw:frame draw:style-name="gr19" draw:text-style-name="P6" draw:layer="layout" svg:width="3.457cm" svg:height="0.725cm" svg:x="21.453cm" svg:y="2.131cm">
          <draw:text-box>
            <text:p text:style-name="P6"><text:span text:style-name="T4">File Size</text:span></text:p>
          </draw:text-box>
        </draw:frame>
        <draw:line draw:style-name="gr17" draw:text-style-name="P1" draw:layer="layout" svg:x1="16.599cm" svg:y1="4.7cm" svg:x2="27.61cm" svg:y2="4.7cm">
          <text:p/>
        </draw:line>
        <draw:frame draw:style-name="gr2" draw:text-style-name="P5" draw:layer="layout" svg:width="0.621cm" svg:height="1.673cm" svg:x="21.979cm" svg:y="5.841cm">
          <draw:text-box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" draw:text-style-name="P9" draw:layer="layout" svg:width="1.264cm" svg:height="2.811cm" svg:x="21.647cm" svg:y="3.082cm">
          <draw:text-box>
            <text:p text:style-name="P9"><text:span text:style-name="T1">512</text:span></text:p>
            <text:p text:style-name="P9"><text:span text:style-name="T1">512</text:span></text:p>
            <text:p text:style-name="P9"><text:span text:style-name="T1">0</text:span></text:p>
            <text:p text:style-name="P9"><text:span text:style-name="T1">0</text:span></text:p>
            <text:p text:style-name="P9"><text:span text:style-name="T1">0</text:span></text:p>
          </draw:text-box>
        </draw:frame>
        <draw:frame draw:style-name="gr2" draw:text-style-name="P9" draw:layer="layout" svg:width="0.756cm" svg:height="4.347cm" svg:x="15.9cm" svg:y="3.2cm">
          <draw:text-box>
            <text:p text:style-name="P9"><text:span text:style-name="T1">0</text:span></text:p>
            <text:p text:style-name="P9"><text:span text:style-name="T1">1</text:span></text:p>
            <text:p text:style-name="P9"><text:span text:style-name="T1">2</text:span></text:p>
            <text:p text:style-name="P9"><text:span text:style-name="T1">3</text:span></text:p>
            <text:p text:style-name="P9"><text:span text:style-name="T1">4</text:span></text:p>
            <text:p text:style-name="P9"><text:span text:style-name="T1">.</text:span></text:p>
            <text:p text:style-name="P9"><text:span text:style-name="T1">.</text:span></text:p>
            <text:p text:style-name="P9"><text:span text:style-name="T1"/></text:p>
          </draw:text-box>
        </draw:frame>
        <draw:line draw:style-name="gr8" draw:text-style-name="P1" draw:layer="layout" svg:x1="24.239cm" svg:y1="1.8cm" svg:x2="24.2cm" svg:y2="7cm">
          <text:p/>
        </draw:line>
        <draw:line draw:style-name="gr17" draw:text-style-name="P1" draw:layer="layout" svg:x1="4.313cm" svg:y1="15.513cm" svg:x2="5.3cm" svg:y2="15.513cm">
          <text:p/>
        </draw:line>
        <draw:line draw:style-name="gr17" draw:text-style-name="P1" draw:layer="layout" svg:x1="5.3cm" svg:y1="15.513cm" svg:x2="5.3cm" svg:y2="10.182cm">
          <text:p/>
        </draw:line>
        <draw:line draw:style-name="gr21" draw:text-style-name="P1" draw:layer="layout" svg:x1="5.3cm" svg:y1="10.182cm" svg:x2="11.969cm" svg:y2="10.182cm">
          <text:p/>
        </draw:line>
        <draw:line draw:style-name="gr17" draw:text-style-name="P1" draw:layer="layout" svg:x1="13.103cm" svg:y1="10.186cm" svg:x2="14.159cm" svg:y2="10.186cm">
          <text:p/>
        </draw:line>
        <draw:line draw:style-name="gr17" draw:text-style-name="P1" draw:layer="layout" svg:x1="14.146cm" svg:y1="10.163cm" svg:x2="14.146cm" svg:y2="3.977cm">
          <text:p/>
        </draw:line>
        <draw:line draw:style-name="gr21" draw:text-style-name="P1" draw:layer="layout" svg:x1="14.146cm" svg:y1="3.941cm" svg:x2="17.454cm" svg:y2="3.941cm">
          <text:p/>
        </draw:line>
        <draw:frame draw:style-name="gr2" draw:text-style-name="P9" draw:layer="layout" svg:width="2.636cm" svg:height="2.811cm" svg:x="17.3cm" svg:y="3.099cm">
          <draw:text-box>
            <text:p text:style-name="P9"><text:span text:style-name="T1">Abc.xsm</text:span></text:p>
            <text:p text:style-name="P9"><text:span text:style-name="T5">myfile.dat</text:span></text:p>
            <text:p text:style-name="P9"><text:span text:style-name="T6">file1.dat</text:span></text:p>
            <text:p text:style-name="P9"><text:span text:style-name="T6">file2.dat</text:span></text:p>
            <text:p text:style-name="P9"><text:span text:style-name="T1">file3.xsm</text:span></text:p>
          </draw:text-box>
        </draw:frame>
        <draw:frame draw:style-name="gr19" draw:text-style-name="P6" draw:layer="layout" svg:width="3.457cm" svg:height="1.199cm" svg:x="24.7cm" svg:y="1.9cm">
          <draw:text-box>
            <text:p text:style-name="P6"><text:span text:style-name="T4">Block # of </text:span></text:p>
            <text:p text:style-name="P6"><text:span text:style-name="T4">Basic Block</text:span></text:p>
          </draw:text-box>
        </draw:frame>
        <draw:line draw:style-name="gr17" draw:text-style-name="P1" draw:layer="layout" svg:x1="16.599cm" svg:y1="4.699cm" svg:x2="27.61cm" svg:y2="4.699cm">
          <text:p/>
        </draw:line>
        <draw:line draw:style-name="gr17" draw:text-style-name="P1" draw:layer="layout" svg:x1="16.599cm" svg:y1="5.259cm" svg:x2="27.61cm" svg:y2="5.259cm">
          <text:p/>
        </draw:line>
        <draw:line draw:style-name="gr17" draw:text-style-name="P1" draw:layer="layout" svg:x1="16.599cm" svg:y1="5.841cm" svg:x2="27.61cm" svg:y2="5.841cm">
          <text:p/>
        </draw:line>
        <presentation:notes draw:style-name="dp2">
          <draw:page-thumbnail draw:style-name="gr15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2:53:52</meta:creation-date>
    <dc:date>2013-03-25T00:14:33</dc:date>
    <meta:editing-duration>PT10H41M7S</meta:editing-duration>
    <meta:editing-cycles>10</meta:editing-cycles>
    <meta:generator>LibreOffice/3.5$Linux_x86 LibreOffice_project/350m1$Build-2</meta:generator>
    <meta:document-statistic meta:object-count="111"/>
  </office:meta>
</office:document-meta>
</file>